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47,112,941,176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40,865,558,912.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37,867,518,957.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53,074,370,486.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75,244,294,275.1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74,164,435,946.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69,683,935,845.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65,951,627,200.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52,909,294,791.9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44,291,490,420.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48,852,482,960.1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33,050,343,782.8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20,982,986,344.3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13,245,716,099.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8,680,370,408.1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7,276,753,894.7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6,235,856,819.6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5,707,720,390.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5,272,798,390.7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4,581,432,038.8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4,446,368,570.7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3,962,238,113.2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3,176,333,837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5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05T12:22:58.366526372</dc:date>
    <meta:editing-duration>PT29M12S</meta:editing-duration>
    <meta:editing-cycles>11</meta:editing-cycles>
    <meta:generator>LibreOffice/7.2.6.2$Linux_X86_64 LibreOffice_project/20$Build-2</meta:generator>
    <meta:document-statistic meta:table-count="1" meta:cell-count="48" meta:object-count="0"/>
  </office:meta>
</office:document-meta>
</file>